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T12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&lt;</text:span>!DOCTYPE html&gt;</text:p>
      <text:p text:style-name="Normal">&lt;html lang="en"&gt;</text:p>
      <text:p text:style-name="Normal">&lt;head&gt;</text:p>
      <text:p text:style-name="Normal"><text:s text:c="2"/>&lt;meta charset="UTF-8" /&gt;</text:p>
      <text:p text:style-name="Normal"><text:s text:c="2"/>&lt;meta name="viewport" content="width=device-width, initial-scale=1.0"/&gt;</text:p>
      <text:p text:style-name="Normal"><text:s text:c="2"/>&lt;title<text:span text:style-name="T3">&gt;Mahalakshmi .T</text:span>| Web Developer&lt;/title&gt;</text:p>
      <text:p text:style-name="Normal"><text:s text:c="2"/>&lt;link rel="stylesheet" href="style.css" /&gt;</text:p>
      <text:p text:style-name="Normal">&lt;/head&gt;</text:p>
      <text:p text:style-name="Normal">&lt;body&gt;</text:p>
      <text:p text:style-name="Normal"/>
      <text:p text:style-name="Normal"><text:s text:c="2"/>&lt;header&gt;</text:p>
      <text:p text:style-name="Normal"><text:s text:c="4"/>&lt;div class="container"&gt;</text:p>
      <text:p text:style-name="Normal"><text:s text:c="6"/>&lt;h1&gt;<text:span text:style-name="T4">Mahalakshmi.T</text:span>&lt;/h1&gt;</text:p>
      <text:p text:style-name="Normal"><text:s text:c="6"/>&lt;p&gt;Front-End Developer | UI/UX Designer&lt;/p&gt;</text:p>
      <text:p text:style-name="Normal"><text:s text:c="6"/>&lt;nav&gt;</text:p>
      <text:p text:style-name="Normal"><text:s text:c="8"/>&lt;ul&gt;</text:p>
      <text:p text:style-name="Normal"><text:s text:c="10"/>&lt;li&gt;&lt;a href="#about"&gt;About&lt;/a&gt;&lt;/li&gt;</text:p>
      <text:p text:style-name="Normal"><text:s text:c="10"/>&lt;li&gt;&lt;a href="#projects"&gt;Projects&lt;/a&gt;&lt;/li&gt;</text:p>
      <text:p text:style-name="Normal"><text:s text:c="10"/>&lt;li&gt;&lt;a href="#skills"&gt;Skills&lt;/a&gt;&lt;/li&gt;</text:p>
      <text:p text:style-name="Normal"><text:s text:c="10"/>&lt;li&gt;&lt;a href="#education"&gt;Education&lt;/a&gt;&lt;/li&gt;</text:p>
      <text:p text:style-name="Normal"><text:s text:c="10"/>&lt;li&gt;&lt;a href="#contact"&gt;Contact&lt;/a&gt;&lt;/li&gt;</text:p>
      <text:p text:style-name="Normal"><text:s text:c="8"/>&lt;/ul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/>
      <text:p text:style-name="Normal"><text:s text:c="2"/>&lt;section id="about"&gt;</text:p>
      <text:p text:style-name="Normal"><text:s text:c="4"/>&lt;div class="container"&gt;</text:p>
      <text:p text:style-name="Normal"><text:s text:c="6"/>&lt;h2&gt;About Me&lt;/h2&gt;</text:p>
      <text:p text:style-name="Normal"><text:s text:c="6"/>&lt;p&gt;I’m a passionate front-end developer with a strong foundation in HTML, CSS, and JavaScript. I love creating clean and responsive websites that provide users with an intuitive experience.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projects"&gt;</text:p>
      <text:p text:style-name="Normal"><text:s text:c="4"/>&lt;div class="container"&gt;</text:p>
      <text:p text:style-name="Normal"><text:s text:c="6"/>&lt;h2&gt;Projects&lt;/h2&gt;</text:p>
      <text:p text:style-name="Normal">&lt;div class="project-grid"&gt;</text:p>
      <text:p text:style-name="Normal"><text:s text:c="8"/>&lt;div class="project-card"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"project-card"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"project-card"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skills"&gt;</text:p>
      <text:p text:style-name="Normal"><text:s text:c="4"/>&lt;div class="container"&gt;</text:p>
      <text:p text:style-name="Normal"><text:s text:c="6"/>&lt;h2&gt;Skills&lt;/h2&gt;</text:p>
      <text:p text:style-name="Normal"><text:s text:c="6"/>&lt;ul class="skills-list"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education"&gt;</text:p>
      <text:p text:style-name="Normal"><text:s text:c="4"/>&lt;div class="container"&gt;</text:p>
      <text:p text:style-name="Normal"><text:s text:c="6"/>&lt;h2&gt;Education&lt;/h2&gt;</text:p>
      <text:p text:style-name="Normal"><text:s text:c="6"/>&lt;p&gt;&lt;strong&gt;B.Sc. Computer Science&lt;/strong&gt; – KSG College of Arts and science, 2024&lt;/p&gt;</text:p>
      <text:p text:style-name="Normal"><text:s text:c="6"/>&lt;p&gt;&lt;strong&gt;Front-End Certification&lt;/strong&gt; – FreeCodeCamp, 202<text:span text:style-name="T5">4</text:span>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"contact"&gt;</text:p>
      <text:p text:style-name="Normal"><text:s text:c="4"/>&lt;div class="container"&gt;</text:p>
      <text:p text:style-name="Normal"><text:s text:c="6"/>&lt;h2&gt;Contact Me&lt;/h2&gt;</text:p>
      <text:p text:style-name="Normal"><text:s text:c="6"/>&lt;form id="contactForm"&gt;</text:p>
      <text:p text:style-name="Normal">&lt;input type="text" placeholder="Your Name" required /&gt;</text:p>
      <text:p text:style-name="Normal"><text:s text:c="8"/>&lt;input type="email" placeholder="Your Email" required /&gt;</text:p>
      <text:p text:style-name="Normal"><text:s text:c="8"/>&lt;textarea placeholder="Your Message" required&gt;&lt;/textarea&gt;</text:p>
      <text:p text:style-name="Normal"><text:s text:c="8"/>&lt;button type="submit"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"container"&gt;</text:p>
      <text:p text:style-name="Normal"><text:s text:c="6"/>&lt;p&gt;&amp;copy; 2025 <text:s/><text:span text:style-name="T6">Mahalakshmi.T</text:span>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"script.js"&gt;&lt;/script&gt;</text:p>
      <text:p text:style-name="Normal">&lt;/body&gt;</text:p>
      <text:p text:style-name="Normal">&lt;/html&gt;</text:p>
      <text:p text:style-name="Normal">```</text:p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'Segoe UI'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flex-wrap: wrap;</text:p>
      <text:p text:style-name="Normal"><text:s text:c="2"/>gap: 1rem;</text:p>
      <text:p text:style-name="Normal">}</text:p>
      <text:p text:style-name="Normal"/>
      <text:p text:style-name="Normal">.skills-list li {</text:p>
      <text:p text:style-name="Normal"><text:s text:c="2"/>background: #333;</text:p>
      <text:p text:style-name="Normal"><text:s text:c="2"/>color: #fff;</text:p>
      <text:p text:style-name="Normal"><text:s text:c="2"/>padding: 0.5rem 1rem;</text:p>
      <text:p text:style-name="Normal"><text:s text:c="2"/>border-radius: 20px;</text:p>
      <text:p text:style-name="Normal">}</text:p>
      <text:p text:style-name="Normal"/>
      <text:p text:style-name="Normal">form input, form textarea {</text:p>
      <text:p text:style-name="Normal"><text:s text:c="2"/>width: 100%;</text:p>
      <text:p text:style-name="Normal"><text:s text:c="2"/>padding: 0.7rem;</text:p>
      <text:p text:style-name="Normal"><text:s text:c="2"/>margin-bottom: 1rem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button {</text:p>
      <text:p text:style-name="Normal"><text:s text:c="2"/>background: #222;</text:p>
      <text:p text:style-name="Normal"><text:s text:c="2"/>color: #fff;</text:p>
      <text:p text:style-name="Normal"><text:s text:c="2"/>padding: 0.7rem 1.5rem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}</text:p>
      <text:p text:style-name="Normal"/>
      <text:p text:style-name="Normal">foot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1rem 0;</text:p>
      <text:p text:style-name="Normal">}</text:p>
      <text:p text:style-name="P7"/>
      <text:p text:style-name="P8">Document.getElementById(“contactForm”).addEventListener(“submit”, function€ {</text:p>
      <text:p text:style-name="P9"><text:s text:c="2"/>e.preventDefault();</text:p>
      <text:p text:style-name="P10"><text:s text:c="2"/>alert(“Thank you! Your message has been sent.”);</text:p>
      <text:p text:style-name="P11">});</text:p>
      <text:p text:style-name="Normal"><text:span text:style-name="T12">```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 Lakshmi</meta:initial-creator>
    <dc:creator>Maha Lakshmi</dc:creator>
    <meta:creation-date>2025-09-05T14:48:00Z</meta:creation-date>
    <dc:date>2025-09-05T14:48:00Z</dc:date>
    <meta:template xlink:href="Normal.dotm" xlink:type="simple"/>
    <meta:editing-cycles>11</meta:editing-cycles>
    <meta:editing-duration>PT480S</meta:editing-duration>
    <meta:document-statistic meta:page-count="1" meta:paragraph-count="8" meta:word-count="631" meta:character-count="4226" meta:row-count="30" meta:non-whitespace-character-count="3603"/>
  </office:meta>
</office:document-meta>
</file>